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33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number-columns-repeated="6" table:default-cell-style-name="ce2"/>
        <table:table-column table:style-name="co3" table:number-columns-repeated="7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1.12.1</text:p>
          </table:table-cell>
          <table:table-cell table:style-name="ce1" office:value-type="string">
            <text:p>2.4.3</text:p>
          </table:table-cell>
          <table:table-cell table:style-name="ce1" office:value-type="string">
            <text:p>3.3.5a</text:p>
          </table:table-cell>
          <table:table-cell table:style-name="ce1" office:value-type="string">
            <text:p>4.3.4</text:p>
          </table:table-cell>
          <table:table-cell table:style-name="ce1" office:value-type="string">
            <text:p>5.4.8</text:p>
          </table:table-cell>
          <table:table-cell table:style-name="ce1" office:value-type="string">
            <text:p>6.2.3</text:p>
          </table:table-cell>
          <table:table-cell table:style-name="ce3" table:number-columns-repeated="7"/>
        </table:table-row>
        <table:table-row table:style-name="ro2">
          <table:table-cell office:value-type="string">
            <text:p>AssistUnit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AttackTarget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argetLastEnemy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argetNearestEnemy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argetNearestFriend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argetUnit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ClearTarget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PetAttack</text:p>
          </table:table-cell>
          <table:table-cell office:value-type="string">
            <text:p>not protected</text:p>
          </table:table-cell>
          <table:table-cell office:value-type="string">
            <text:p>probably 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CameraOrSelectOrMoveStart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CameraOrSelectOrMoveStop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urnOrActionStart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CancelShapeshiftForm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CastShapeShiftForm</text:p>
          </table:table-cell>
          <table:table-cell office:value-type="string">
            <text:p>not protected</text:p>
          </table:table-cell>
          <table:table-cell office:value-type="string">
            <text:p>probably 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CastSpell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CastSpellByName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SpellStopCasting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SpellStopTargeting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SpellTargetUnit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MoveBackwardStart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MoveBackwardStop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MoveForwardStart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MoveForwardStop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StrafeLeftStart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StrafeLeftStop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StrafeRightStart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StrafeRightStop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oggleAutoRun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oggleRun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urnLeftStart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urnLeftStop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urnRightStart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TurnRightStop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SitStandOrDescendStart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3">
          <table:table-cell office:value-type="string">
            <text:p>SitOrStand</text:p>
          </table:table-cell>
          <table:table-cell office:value-type="string">
            <text:p>unlocked</text:p>
          </table:table-cell>
          <table:table-cell office:value-type="string">
            <text:p>removed</text:p>
          </table:table-cell>
          <table:table-cell office:value-type="string">
            <text:p>removed</text:p>
          </table:table-cell>
          <table:table-cell office:value-type="string">
            <text:p>removed</text:p>
          </table:table-cell>
          <table:table-cell office:value-type="string">
            <text:p>removed</text:p>
          </table:table-cell>
          <table:table-cell office:value-type="string">
            <text:p>removed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>
            <text:p>RunMacro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RunMacroText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GuildUninvite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2">
          <table:table-cell office:value-type="string">
            <text:p>UnInviteUnit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Stuck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ReplaceEnchant</text:p>
          </table:table-cell>
          <table:table-cell office:value-type="string">
            <text:p>not protected</text:p>
          </table:table-cell>
          <table:table-cell office:value-type="string">
            <text:p>probably 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ReloadUI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SetCurrentTitle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 office:value-type="string">
            <text:p>StartDuel</text:p>
          </table:table-cell>
          <table:table-cell office:value-type="string">
            <text:p>not protect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>
            <text:p>Jump</text:p>
          </table:table-cell>
          <table:table-cell office:value-type="string">
            <text:p>unlocked</text:p>
          </table:table-cell>
          <table:table-cell office:value-type="string">
            <text:p>removed</text:p>
          </table:table-cell>
          <table:table-cell office:value-type="string">
            <text:p>removed</text:p>
          </table:table-cell>
          <table:table-cell office:value-type="string">
            <text:p>removed</text:p>
          </table:table-cell>
          <table:table-cell office:value-type="string">
            <text:p>removed</text:p>
          </table:table-cell>
          <table:table-cell office:value-type="string">
            <text:p>removed</text:p>
          </table:table-cell>
          <table:table-cell table:number-columns-repeated="7"/>
        </table:table-row>
        <table:table-row table:style-name="ro3">
          <table:table-cell office:value-type="string">
            <text:p>JumpOrAscendStart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3">
          <table:table-cell office:value-type="string">
            <text:p>AscendStop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3">
          <table:table-cell office:value-type="string">
            <text:p>CancelUnitBuff</text:p>
          </table:table-cell>
          <table:table-cell office:value-type="string">
            <text:p>not existing</text:p>
          </table:table-cell>
          <table:table-cell office:value-type="string">
            <text:p>not existing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ClearFocus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3">
          <table:table-cell office:value-type="string">
            <text:p>DescendStop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DestroyTotem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FocusUnit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3">
          <table:table-cell office:value-type="string">
            <text:p>PitchDownStart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PitchDownStop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InteractUnit</text:p>
          </table:table-cell>
          <table:table-cell office:value-type="string">
            <text:p>not existing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3">
          <table:table-cell office:value-type="string">
            <text:p>ClearPartyAssignment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DisableSpellAutocast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EnableSpellAutocast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GuildInvite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MoveAndSteerStart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3">
          <table:table-cell office:value-type="string">
            <text:p>MoveAndSteerStop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3">
          <table:table-cell office:value-type="string">
            <text:p>NewGMTicket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office:value-type="string">
            <text:p>unlocked</text:p>
          </table:table-cell>
          <table:table-cell table:number-columns-repeated="7"/>
        </table:table-row>
        <table:table-row table:style-name="ro3">
          <table:table-cell office:value-type="string">
            <text:p>PetAggressiveMode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PetAbandon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PetFollow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PetMoveTo</text:p>
          </table:table-cell>
          <table:table-cell office:value-type="string">
            <text:p>not existing</text:p>
          </table:table-cell>
          <table:table-cell office:value-type="string">
            <text:p>not existing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PetPassiveMode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PetStopAttack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PetWait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PlaceAuctionBid</text:p>
          </table:table-cell>
          <table:table-cell office:value-type="string">
            <text:p>not existing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PurchaseSlot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SetTradeMoney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StopAttack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StopMacro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TargetNearestEnemyPlayer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TargetNearestFriendPlayer</text:p>
          </table:table-cell>
          <table:table-cell office:value-type="string">
            <text:p>not existing</text:p>
          </table:table-cell>
          <table:table-cell office:value-type="string">
            <text:p>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TargetNearestPartyMember</text:p>
          </table:table-cell>
          <table:table-cell office:value-type="string">
            <text:p>probably unlocked</text:p>
          </table:table-cell>
          <table:table-cell office:value-type="string">
            <text:p>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TargetNearestRaidMember</text:p>
          </table:table-cell>
          <table:table-cell office:value-type="string">
            <text:p>probably unlocked</text:p>
          </table:table-cell>
          <table:table-cell office:value-type="string">
            <text:p>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TargetTotem</text:p>
          </table:table-cell>
          <table:table-cell office:value-type="string">
            <text:p>not existing</text:p>
          </table:table-cell>
          <table:table-cell office:value-type="string">
            <text:p>not existing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  <table:table-row table:style-name="ro3">
          <table:table-cell office:value-type="string">
            <text:p>TogglePetAutocast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office:value-type="string">
            <text:p>probably unlocked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5">2019-05-05</text:date>, <text:time>11:31:5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2:33:14.15</meta:creation-date>
    <dc:date>2019-05-05T11:31:54.25</dc:date>
    <meta:editing-duration>PT3H6M51S</meta:editing-duration>
    <meta:editing-cycles>13</meta:editing-cycles>
    <meta:generator>OpenOffice/4.1.6$Win32 OpenOffice.org_project/416m1$Build-9790</meta:generator>
    <meta:document-statistic meta:table-count="1" meta:cell-count="560" meta:object-count="0"/>
  </office:meta>
</office:document-meta>
</file>